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2.5569in" style:rel-column-width="24190*"/>
    </style:style>
    <style:style style:name="Table2.B" style:family="table-column">
      <style:table-column-properties style:column-width="4.3701in" style:rel-column-width="413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Arial" fo:font-size="32pt" fo:font-weight="bold" officeooo:rsid="001da455" style:font-size-asian="32pt" style:font-weight-asian="bold" style:font-size-complex="32pt" style:font-weight-complex="bold"/>
    </style:style>
    <style:style style:name="P5" style:family="paragraph" style:parent-style-name="Table_20_Contents">
      <style:text-properties style:font-name="Arial" fo:font-weight="bold" style:font-weight-asian="bold" style:font-weight-complex="bold"/>
    </style:style>
    <style:style style:name="P6" style:family="paragraph" style:parent-style-name="Table_20_Contents">
      <style:text-properties style:font-name="Arial" fo:font-weight="bold" officeooo:paragraph-rsid="001da455" style:font-weight-asian="bold" style:font-weight-complex="bold"/>
    </style:style>
    <style:style style:name="P7" style:family="paragraph" style:parent-style-name="Table_20_Contents">
      <style:text-properties style:font-name="Arial" fo:font-weight="bold" officeooo:paragraph-rsid="0031d525" style:font-weight-asian="bold" style:font-weight-complex="bold"/>
    </style:style>
    <style:style style:name="P8" style:family="paragraph" style:parent-style-name="Table_20_Contents">
      <style:text-properties style:font-name="Arial" fo:font-size="10pt" style:font-size-asian="10pt" style:font-size-complex="10pt"/>
    </style:style>
    <style:style style:name="P9" style:family="paragraph" style:parent-style-name="Table_20_Contents">
      <style:text-properties style:font-name="Arial" fo:font-size="10pt" officeooo:rsid="001da455" officeooo:paragraph-rsid="001da455" style:font-size-asian="10pt" style:font-size-complex="10pt"/>
    </style:style>
    <style:style style:name="P10" style:family="paragraph" style:parent-style-name="Table_20_Contents">
      <style:text-properties style:font-name="Arial" fo:font-size="10pt" officeooo:rsid="0031d525" officeooo:paragraph-rsid="0031d525" style:font-size-asian="10pt" style:font-size-complex="10pt"/>
    </style:style>
    <style:style style:name="P11" style:family="paragraph" style:parent-style-name="Text_20_body">
      <style:text-properties style:font-name="Arial"/>
    </style:style>
    <style:style style:name="P12" style:family="paragraph" style:parent-style-name="Text_20_body">
      <style:text-properties officeooo:rsid="001fe67f" officeooo:paragraph-rsid="001fe67f"/>
    </style:style>
    <style:style style:name="P13" style:family="paragraph" style:parent-style-name="Text_20_body">
      <style:text-properties officeooo:rsid="00227298" officeooo:paragraph-rsid="00227298"/>
    </style:style>
    <style:style style:name="P14" style:family="paragraph" style:parent-style-name="Text_20_body">
      <style:text-properties officeooo:rsid="002e02b3" officeooo:paragraph-rsid="002e02b3"/>
    </style:style>
    <style:style style:name="P15" style:family="paragraph" style:parent-style-name="Text_20_body">
      <style:text-properties officeooo:rsid="002f94ad" officeooo:paragraph-rsid="002f94ad"/>
    </style:style>
    <style:style style:name="P16" style:family="paragraph" style:parent-style-name="Text_20_body">
      <style:text-properties officeooo:rsid="0031d525" officeooo:paragraph-rsid="0031d525"/>
    </style:style>
    <style:style style:name="P17" style:family="paragraph" style:parent-style-name="Text_20_body">
      <style:text-properties officeooo:paragraph-rsid="0031d525"/>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Heading_20_1">
      <style:text-properties officeooo:paragraph-rsid="001da455"/>
    </style:style>
    <style:style style:name="P21" style:family="paragraph" style:parent-style-name="Heading_20_1">
      <style:text-properties officeooo:paragraph-rsid="0031d525"/>
    </style:style>
    <style:style style:name="P22" style:family="paragraph" style:parent-style-name="Heading_20_1">
      <style:text-properties officeooo:rsid="001fe67f" officeooo:paragraph-rsid="001fe67f"/>
    </style:style>
    <style:style style:name="P23" style:family="paragraph" style:parent-style-name="Heading_20_1">
      <style:text-properties officeooo:rsid="0021398a" officeooo:paragraph-rsid="0021398a"/>
    </style:style>
    <style:style style:name="P24" style:family="paragraph" style:parent-style-name="Heading_20_1">
      <style:paragraph-properties fo:break-before="page"/>
    </style:style>
    <style:style style:name="P25" style:family="paragraph" style:parent-style-name="Heading_20_2">
      <style:text-properties officeooo:rsid="0031d525" officeooo:paragraph-rsid="0031d525"/>
    </style:style>
    <style:style style:name="P26" style:family="paragraph" style:parent-style-name="Heading_20_2">
      <style:text-properties officeooo:rsid="001f01f0" officeooo:paragraph-rsid="001f01f0"/>
    </style:style>
    <style:style style:name="P27" style:family="paragraph" style:parent-style-name="Heading_20_2">
      <style:text-properties officeooo:rsid="001fe67f" officeooo:paragraph-rsid="001fe67f"/>
    </style:style>
    <style:style style:name="P28" style:family="paragraph" style:parent-style-name="Text_20_body" style:list-style-name="L1">
      <style:text-properties officeooo:rsid="001f01f0" officeooo:paragraph-rsid="001f01f0"/>
    </style:style>
    <style:style style:name="P29" style:family="paragraph" style:parent-style-name="Text_20_body" style:list-style-name="L2">
      <style:text-properties officeooo:rsid="001f01f0" officeooo:paragraph-rsid="001f01f0"/>
    </style:style>
    <style:style style:name="P30" style:family="paragraph" style:parent-style-name="Text_20_body" style:list-style-name="L3">
      <style:text-properties officeooo:rsid="001f01f0" officeooo:paragraph-rsid="001f01f0"/>
    </style:style>
    <style:style style:name="P31" style:family="paragraph" style:parent-style-name="Text_20_body">
      <style:text-properties officeooo:rsid="00227298" officeooo:paragraph-rsid="00227298"/>
    </style:style>
    <style:style style:name="P32" style:family="paragraph" style:parent-style-name="Text_20_body">
      <style:text-properties officeooo:rsid="00321635" officeooo:paragraph-rsid="00321635"/>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2c93fc"/>
    </style:style>
    <style:style style:name="T6" style:family="text">
      <style:text-properties officeooo:rsid="0030e068"/>
    </style:style>
    <style:style style:name="T7" style:family="text">
      <style:text-properties officeooo:rsid="0033c52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eyCap <text:span text:style-name="T5">1.0.0.1</text:span></text:p>
      <text:p text:style-name="P3">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Introduction<text:tab/>2</text:p>
          <text:p text:style-name="P19">Warning<text:tab/>2</text:p>
          <text:p text:style-name="P19">User Interface<text:tab/>2</text:p>
          <text:p text:style-name="P18">Main Window<text:tab/>2</text:p>
          <text:p text:style-name="P19">Adding Key Mappings<text:tab/>2</text:p>
          <text:p text:style-name="P18">Setup an Input Key<text:tab/>2</text:p>
          <text:p text:style-name="P18">Setup an Output Key<text:tab/>2</text:p>
          <text:p text:style-name="P18">Add the Key Mapping to the configuration<text:tab/>3</text:p>
          <text:p text:style-name="P19">Enabling Key Capture<text:tab/>3</text:p>
          <text:p text:style-name="P18">Toggling Key Capture<text:tab/>3</text:p>
          <text:p text:style-name="P18">Closing the Configuration Window<text:tab/>3</text:p>
          <text:p text:style-name="P19">Special Output Functionality<text:tab/>3</text:p>
          <text:p text:style-name="P18">Do Nothing<text:tab/>3</text:p>
          <text:p text:style-name="P18">Mouse<text:tab/>3</text:p>
          <text:p text:style-name="P18">Delay<text:tab/>3</text:p>
          <text:p text:style-name="P18">Toggle<text:tab/>3</text:p>
          <text:p text:style-name="P18">Appending Key Mappings<text:tab/>3</text:p>
        </text:index-body>
      </text:table-of-content>
      <text:p text:style-name="P1"/>
      <text:h text:style-name="P24" text:outline-level="1"><text:bookmark-start text:name="__RefHeading___Toc187_462358034"/>Introduction<text:bookmark-end text:name="__RefHeading___Toc187_462358034"/></text:h>
      <text:p text:style-name="P2">KeyCap is a windows application for remapping keyboard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All information in this document is subject to change... of course. <text:span text:style-name="T1">KeyCap</text:span> should be used AT YOUR OWN RISK. The author of the application is not responsible for any damages caused by its use. (though I certainly hope nothing horrible will happe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ext:p text:style-name="P11">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5">File Menu Item</text:p>
          </table:table-cell>
          <table:table-cell table:style-name="Table6.B1" office:value-type="string">
            <text:p text:style-name="P5">Function</text:p>
          </table:table-cell>
        </table:table-row>
        <table:table-row>
          <table:table-cell table:style-name="Table6.A2" office:value-type="string">
            <text:p text:style-name="P8">New</text:p>
          </table:table-cell>
          <table:table-cell table:style-name="Table6.B2" office:value-type="string">
            <text:p text:style-name="P9">Resets the application to an empty set of key mappings and no configuration file</text:p>
          </table:table-cell>
        </table:table-row>
        <table:table-row>
          <table:table-cell table:style-name="Table6.A2" office:value-type="string">
            <text:p text:style-name="P8">Open...</text:p>
          </table:table-cell>
          <table:table-cell table:style-name="Table6.B2" office:value-type="string">
            <text:p text:style-name="P9">Opens a KeyCap configuration file</text:p>
          </table:table-cell>
        </table:table-row>
        <table:table-row>
          <table:table-cell table:style-name="Table6.A2" office:value-type="string">
            <text:p text:style-name="P8">Save</text:p>
          </table:table-cell>
          <table:table-cell table:style-name="Table6.B2" office:value-type="string">
            <text:p text:style-name="P9">Saves the current set of key mappings to a configuration file</text:p>
          </table:table-cell>
        </table:table-row>
        <table:table-row>
          <table:table-cell table:style-name="Table6.A2" office:value-type="string">
            <text:p text:style-name="P8">Save As...</text:p>
          </table:table-cell>
          <table:table-cell table:style-name="Table6.B2" office:value-type="string">
            <text:p text:style-name="P9">Saves the current set of key mappings to a new configuration file</text:p>
          </table:table-cell>
        </table:table-row>
        <table:table-row>
          <table:table-cell table:style-name="Table6.A2" office:value-type="string">
            <text:p text:style-name="P9">Exit</text:p>
          </table:table-cell>
          <table:table-cell table:style-name="Table6.B2" office:value-type="string">
            <text:p text:style-name="P9">Exits the application</text:p>
          </table:table-cell>
        </table:table-row>
      </table:table>
      <text:h text:style-name="P20" text:outline-level="1"/>
      <table:table table:name="Table1" table:style-name="Table1">
        <table:table-column table:style-name="Table1.A"/>
        <table:table-column table:style-name="Table1.B"/>
        <table:table-row>
          <table:table-cell table:style-name="Table1.A1" office:value-type="string">
            <text:p text:style-name="P6"><text:span text:style-name="T1">Recent</text:span> <text:span text:style-name="T1">Configurations Menu</text:span> Item</text:p>
          </table:table-cell>
          <table:table-cell table:style-name="Table1.B1" office:value-type="string">
            <text:p text:style-name="P6">Function</text:p>
          </table:table-cell>
        </table:table-row>
        <table:table-row>
          <table:table-cell table:style-name="Table1.A2" office:value-type="string">
            <text:p text:style-name="P9">(variable)</text:p>
          </table:table-cell>
          <table:table-cell table:style-name="Table1.B2" office:value-type="string">
            <text:p text:style-name="P9">Loads the specified KeyCap configuration file</text:p>
          </table:table-cell>
        </table:table-row>
      </table:table>
      <text:h text:style-name="P25" text:outline-level="2">Context Menu</text:h>
      <text:p text:style-name="P17"/>
      <table:table table:name="Table2" table:style-name="Table2">
        <table:table-column table:style-name="Table2.A"/>
        <table:table-column table:style-name="Table2.B"/>
        <table:table-row>
          <table:table-cell table:style-name="Table2.A1" office:value-type="string">
            <text:p text:style-name="P7">File Menu Item</text:p>
          </table:table-cell>
          <table:table-cell table:style-name="Table2.B1" office:value-type="string">
            <text:p text:style-name="P7">Function</text:p>
          </table:table-cell>
        </table:table-row>
        <table:table-row>
          <table:table-cell table:style-name="Table2.A2" office:value-type="string">
            <text:p text:style-name="P10">Toggle</text:p>
          </table:table-cell>
          <table:table-cell table:style-name="Table2.B2" office:value-type="string">
            <text:p text:style-name="P10">Toggles key capture</text:p>
          </table:table-cell>
        </table:table-row>
        <table:table-row>
          <table:table-cell table:style-name="Table2.A2" office:value-type="string">
            <text:p text:style-name="P10">Restore Configuration</text:p>
          </table:table-cell>
          <table:table-cell table:style-name="Table2.B2" office:value-type="string">
            <text:p text:style-name="P10">Restores the Configuration Window</text:p>
          </table:table-cell>
        </table:table-row>
        <table:table-row>
          <table:table-cell table:style-name="Table2.A2" office:value-type="string">
            <text:p text:style-name="P10">Exit</text:p>
          </table:table-cell>
          <table:table-cell table:style-name="Table2.B2" office:value-type="string">
            <text:p text:style-name="P10">Exits the application</text:p>
          </table:table-cell>
        </table:table-row>
      </table:table>
      <text:h text:style-name="Heading_20_2" text:outline-level="2">Exiting</text:h>
      <text:p text:style-name="P16">The application only exits when the menu items are used. The Close button in the upper right will only hide the window.</text:p>
      <text:h text:style-name="P21" text:outline-level="1"><text:bookmark-start text:name="__RefHeading___Toc195_462358034"/><text:soft-page-break/>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xml:id="list3432040988" text:style-name="L1">
        <text:list-item>
          <text:p text:style-name="P28">Click in the Input Key textbox (it will turn yellow indicating it is focused)</text:p>
        </text:list-item>
        <text:list-item>
          <text:p text:style-name="P28">Press the key on the keyboard to use as the input. You should not press any of the modifier keys (Control/Shift/Alt).</text:p>
        </text:list-item>
        <text:list-item>
          <text:p text:style-name="P28">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xml:id="list1387351628" text:style-name="L2">
        <text:list-item>
          <text:p text:style-name="P29">Click in the Output Key textbox (it will turn yellow indicating it is focused)</text:p>
        </text:list-item>
        <text:list-item>
          <text:p text:style-name="P29">Press the key on the keyboard to use as the input. You should not press any of the modifier keys (Control/Shift/Alt).</text:p>
        </text:list-item>
        <text:list-item>
          <text:p text:style-name="P29">Specify any modifier keys by checking the appropriate boxes for the output. There are also special outputs described in the document.</text:p>
        </text:list-item>
      </text:list>
      <text:h text:style-name="P26" text:outline-level="2"><text:bookmark-start text:name="__RefHeading___Toc201_462358034"/>Add the Key Mapping to the configuration<text:bookmark-end text:name="__RefHeading___Toc201_462358034"/></text:h>
      <text:list xml:id="list3115021273" text:style-name="L3">
        <text:list-item>
          <text:p text:style-name="P30">Click the Add button to add the key mapping</text:p>
        </text:list-item>
      </text:list>
      <text:h text:style-name="P22" text:outline-level="1"><text:bookmark-start text:name="__RefHeading___Toc203_462358034"/>Enabling Key Capture<text:bookmark-end text:name="__RefHeading___Toc203_462358034"/></text:h>
      <text:p text:style-name="P12">Pressing the Start button will enable capturing. If you have not saved the configuration you will be prompted to do so.</text:p>
      <text:h text:style-name="P27" text:outline-level="2"><text:bookmark-start text:name="__RefHeading___Toc205_462358034"/>Toggling Key Capture<text:bookmark-end text:name="__RefHeading___Toc205_462358034"/></text:h>
      <text:p text:style-name="P12">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12">If you start capturing you can close the window and it will only be accessible via the status icon. If you close the window while not capturing you will exit the application.</text:p>
      <text:h text:style-name="P23" text:outline-level="1"><text:bookmark-start text:name="__RefHeading___Toc209_462358034"/>Special <text:span text:style-name="T3">Output</text:span> Functionality<text:bookmark-end text:name="__RefHeading___Toc209_462358034"/></text:h>
      <text:h text:style-name="Heading_20_2" text:outline-level="2"><text:bookmark-start text:name="__RefHeading___Toc211_462358034"/>Do Nothing<text:bookmark-end text:name="__RefHeading___Toc211_462358034"/></text:h>
      <text:p text:style-name="P13">If this is specified no action will be taken. They keyboard input will be ignored.</text:p>
      <text:h text:style-name="Heading_20_2" text:outline-level="2"><text:bookmark-start text:name="__RefHeading___Toc213_462358034"/>Mouse<text:bookmark-end text:name="__RefHeading___Toc213_462358034"/></text:h>
      <text:p text:style-name="P13">Creates a mouse click.</text:p>
      <text:h text:style-name="Heading_20_2" text:outline-level="2"><text:bookmark-start text:name="__RefHeading___Toc215_462358034"/><text:soft-page-break/>Delay<text:bookmark-end text:name="__RefHeading___Toc215_462358034"/></text:h>
      <text:p text:style-name="P13">Creates a delay before performing the next action specified in the key mapping.</text:p>
      <text:h text:style-name="Heading_20_2" text:outline-level="2"><text:bookmark-start text:name="__RefHeading___Toc217_462358034"/>Toggle<text:bookmark-end text:name="__RefHeading___Toc217_462358034"/></text:h>
      <text:p text:style-name="P13">Toggle causes the input to not trigger the “key up” event until the key is pressed a second time. This allows the user to create keys that map to holding a mouse or keyboard button until pressing the input key again.</text:p>
      <text:p text:style-name="P32">At this time toggle may not operate correctly for <text:span text:style-name="T7">combinations of multiple</text:span> non-modifier keys <text:s/>(like A+D <text:span text:style-name="T7">or 1+2).</text:span></text:p>
      <text:h text:style-name="Heading_20_3" text:outline-level="3">Critical <text:span text:style-name="T6">Toggle Note</text:span></text:h>
      <text:p text:style-name="P14">If the output key involves a modifier (alt/ctrl/shift) Toggle will NOT function as expected. <text:span text:style-name="T6">This is blocked in the UI by disabling/unchecking the modifiers if the toggle option is checked. </text:span>When you go to press the given input key again the modifier will still be in a pressed state and will not be detected. To work around this do not use a toggle but define another entry that uses the modifier on the same input key. </text:p>
      <text:p text:style-name="P14">Example: Define 2 keys:</text:p>
      <text:p text:style-name="P14">Input: F10 Output: Shift+W (Key down)</text:p>
      <text:p text:style-name="P14">Input: Shift+F10 Output: Shift+W (Key up)</text:p>
      <text:p text:style-name="P15">The important part of this is that you can still just use F10 as your toggle because the operating system will still think the Shift key is being held down from the initial output.</text:p>
      <text:h text:style-name="Heading_20_2" text:outline-level="2"><text:bookmark-start text:name="__RefHeading___Toc219_462358034"/>Appending Key Mappings<text:bookmark-end text:name="__RefHeading___Toc219_462358034"/></text:h>
      <text:p text:style-name="P13">This functionality allows you to map additional outputs to an input key. <text:span text:style-name="T4">Each appended key will trigger as indicated by the order. At this time there is no way to re-order the 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2.7.1$Windows_X86_64 LibreOffice_project/23edc44b61b830b7d749943e020e96f5a7df63bf</meta:generator>
    <meta:document-statistic meta:table-count="3" meta:image-count="0" meta:object-count="0" meta:page-count="4" meta:paragraph-count="90" meta:word-count="745" meta:character-count="4250" meta:non-whitespace-character-count="3599"/>
  </office:meta>
</office:document-meta>
</file>